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3AE00001A270A8518C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3" style:family="table">
      <style:table-properties style:width="17.595cm" fo:margin-left="0cm" fo:margin-right="-0.005cm" table:align="margins" fo:background-color="#ffffff">
        <style:background-image/>
      </style:table-properties>
    </style:style>
    <style:style style:name="Table3.A" style:family="table-column">
      <style:table-column-properties style:column-width="8.255cm" style:rel-column-width="30747*"/>
    </style:style>
    <style:style style:name="Table3.B" style:family="table-column">
      <style:table-column-properties style:column-width="9.34cm" style:rel-column-width="34788*"/>
    </style:style>
    <style:style style:name="Table3.A1" style:family="table-cell" style:data-style-name="N8100">
      <style:table-cell-properties fo:background-color="#ffffff" fo:padding="0cm" fo:border="none">
        <style:background-image/>
      </style:table-cell-properties>
    </style:style>
    <style:style style:name="Table4" style:family="table">
      <style:table-properties style:width="17.568cm" fo:margin-left="0cm" fo:margin-right="0.021cm" table:align="margins" fo:background-color="#ffffff">
        <style:background-image/>
      </style:table-properties>
    </style:style>
    <style:style style:name="Table4.A" style:family="table-column">
      <style:table-column-properties style:column-width="5.861cm" style:rel-column-width="21864*"/>
    </style:style>
    <style:style style:name="Table4.B" style:family="table-column">
      <style:table-column-properties style:column-width="2.815cm" style:rel-column-width="10501*"/>
    </style:style>
    <style:style style:name="Table4.C" style:family="table-column">
      <style:table-column-properties style:column-width="8.892cm" style:rel-column-width="33170*"/>
    </style:style>
    <style:style style:name="Table4.A1" style:family="table-cell" style:data-style-name="N8100">
      <style:table-cell-properties fo:background-color="#ffffff" fo:padding="0cm" fo:border="none">
        <style:background-image/>
      </style:table-cell-properties>
    </style:style>
    <style:style style:name="Table1" style:family="table">
      <style:table-properties style:width="17.595cm" fo:margin-left="0cm" fo:margin-right="-0.005cm" table:align="margins" fo:background-color="#ffffff">
        <style:background-image/>
      </style:table-properties>
    </style:style>
    <style:style style:name="Table1.A" style:family="table-column">
      <style:table-column-properties style:column-width="5.863cm" style:rel-column-width="21838*"/>
    </style:style>
    <style:style style:name="Table1.B" style:family="table-column">
      <style:table-column-properties style:column-width="2.815cm" style:rel-column-width="10485*"/>
    </style:style>
    <style:style style:name="Table1.C" style:family="table-column">
      <style:table-column-properties style:column-width="8.916cm" style:rel-column-width="33212*"/>
    </style:style>
    <style:style style:name="Table1.A1" style:family="table-cell" style:data-style-name="N8100">
      <style:table-cell-properties fo:background-color="#ffffff" fo:padding="0cm" fo:border="none">
        <style:background-image/>
      </style:table-cell-properties>
    </style:style>
    <style:style style:name="Table6" style:family="table">
      <style:table-properties style:width="17.568cm" fo:margin-left="0cm" fo:margin-right="0.021cm" table:align="margins" fo:background-color="#ffffff">
        <style:background-image/>
      </style:table-properties>
    </style:style>
    <style:style style:name="Table6.A" style:family="table-column">
      <style:table-column-properties style:column-width="5.861cm" style:rel-column-width="21864*"/>
    </style:style>
    <style:style style:name="Table6.B" style:family="table-column">
      <style:table-column-properties style:column-width="2.815cm" style:rel-column-width="10501*"/>
    </style:style>
    <style:style style:name="Table6.C" style:family="table-column">
      <style:table-column-properties style:column-width="8.892cm" style:rel-column-width="33170*"/>
    </style:style>
    <style:style style:name="Table6.A1" style:family="table-cell" style:data-style-name="N8100">
      <style:table-cell-properties fo:background-color="#ffffff" fo:padding="0cm" fo:border="none">
        <style:background-image/>
      </style:table-cell-properties>
    </style:style>
    <style:style style:name="Table5" style:family="table">
      <style:table-properties style:width="17.595cm" fo:margin-left="0cm" fo:margin-right="-0.005cm" table:align="margins" fo:background-color="#ffffff">
        <style:background-image/>
      </style:table-properties>
    </style:style>
    <style:style style:name="Table5.A" style:family="table-column">
      <style:table-column-properties style:column-width="5.863cm" style:rel-column-width="21838*"/>
    </style:style>
    <style:style style:name="Table5.B" style:family="table-column">
      <style:table-column-properties style:column-width="2.815cm" style:rel-column-width="10485*"/>
    </style:style>
    <style:style style:name="Table5.C" style:family="table-column">
      <style:table-column-properties style:column-width="8.916cm" style:rel-column-width="33212*"/>
    </style:style>
    <style:style style:name="Table5.A1" style:family="table-cell" style:data-style-name="N8100">
      <style:table-cell-properties fo:background-color="#ffffff" fo:padding="0cm" fo:border="none">
        <style:background-image/>
      </style:table-cell-properties>
    </style:style>
    <style:style style:name="Table2" style:family="table">
      <style:table-properties style:width="17.595cm" fo:margin-left="0cm" fo:margin-right="-0.005cm" table:align="margins" fo:background-color="#ffffff">
        <style:background-image/>
      </style:table-properties>
    </style:style>
    <style:style style:name="Table2.A" style:family="table-column">
      <style:table-column-properties style:column-width="5.861cm" style:rel-column-width="21831*"/>
    </style:style>
    <style:style style:name="Table2.B" style:family="table-column">
      <style:table-column-properties style:column-width="5.463cm" style:rel-column-width="20347*"/>
    </style:style>
    <style:style style:name="Table2.C" style:family="table-column">
      <style:table-column-properties style:column-width="6.271cm" style:rel-column-width="23357*"/>
    </style:style>
    <style:style style:name="Table2.A1" style:family="table-cell" style:data-style-name="N8100">
      <style:table-cell-properties fo:background-color="#ffffff" fo:padding="0cm" fo:border="none">
        <style:background-image/>
      </style:table-cell-properties>
    </style:style>
    <style:style style:name="Table2.12" style:family="table-row">
      <style:table-row-properties style:min-row-height="0.439cm"/>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text-properties fo:font-size="13pt" fo:font-weight="bold" style:font-size-asian="13pt" style:font-weight-asian="bold" style:font-size-complex="13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2" style:family="paragraph" style:parent-style-name="Horizontal_20_Line">
      <style:text-properties fo:font-weight="bold" style:font-weight-asian="bold" style:font-weight-complex="bold"/>
    </style:style>
    <style:style style:name="P13" style:family="paragraph" style:parent-style-name="Standard" style:list-style-name="L1"/>
    <style:style style:name="P14" style:family="paragraph" style:parent-style-name="Standard" style:list-style-name="L2">
      <style:text-properties fo:font-size="12pt" fo:font-weight="normal" style:font-size-asian="12pt" style:font-weight-asian="normal" style:font-size-complex="12pt" style:font-weight-complex="normal"/>
    </style:style>
    <style:style style:name="P15" style:family="paragraph" style:parent-style-name="Standard" style:list-style-name="L3">
      <style:text-properties fo:font-size="12pt" fo:font-weight="normal" style:font-size-asian="12pt" style:font-weight-asian="normal" style:font-size-complex="12pt" style:font-weight-complex="normal"/>
    </style:style>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7">
      <style:text-properties fo:font-weight="bold" style:font-weight-asian="bold" style:font-weight-complex="bold"/>
    </style:style>
    <style:style style:name="P20" style:family="paragraph" style:parent-style-name="Standard" style:list-style-name="L8"/>
    <style:style style:name="P21" style:family="paragraph" style:parent-style-name="Standard" style:list-style-name="L9">
      <style:text-properties fo:font-weight="normal" style:font-weight-asian="normal" style:font-weight-complex="normal"/>
    </style:style>
    <style:style style:name="P22" style:family="paragraph" style:parent-style-name="Standard" style:list-style-name="L10"/>
    <style:style style:name="T1" style:family="text">
      <style:text-properties style:font-name="Times New Roman"/>
    </style:style>
    <style:style style:name="T2" style:family="text">
      <style:text-properties style:font-name="Times New Roman" style:font-name-asian="Times New Roman" style:font-name-complex="Times New Roman"/>
    </style:style>
    <style:style style:name="T3" style:family="text">
      <style:text-properties style:font-name="Arial"/>
    </style:style>
    <style:style style:name="T4" style:family="text">
      <style:text-properties fo:color="#ff3333" fo:font-weight="bold" style:font-weight-asian="bold" style:font-weight-complex="bold"/>
    </style:style>
    <style:style style:name="T5" style:family="text">
      <style:text-properties fo:color="#ff3333" fo:font-size="8pt" style:font-size-asian="8pt" style:font-size-complex="8pt"/>
    </style:style>
    <style:style style:name="T6" style:family="text">
      <style:text-properties fo:color="#ff3333" fo:font-size="8pt" fo:font-weight="bold" style:font-size-asian="8pt" style:font-weight-asian="bold" style:font-size-complex="8pt" style:font-weight-complex="bold"/>
    </style:style>
    <style:style style:name="T7" style:family="text">
      <style:text-properties fo:color="#ff3333"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T8" style:family="text">
      <style:text-properties fo:color="#ff3333" style:text-outline="false" style:text-line-through-styl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9" style:family="text">
      <style:text-properties fo:color="#ff3333"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weight="normal" style:font-weight-asian="normal" style:font-weight-complex="normal"/>
    </style:style>
    <style:style style:name="T11" style:family="text">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9">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10">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number:text-style style:name="N8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5">Introduction</text:p>
      <text:p text:style-name="P12"/>
      <text:p text:style-name="Standard">Odamex is an open source client/server multiplayer Doom port licensed under the GNU GPL v2, it is being designed to follow oldschool Doom gameplay semantics while still having some modern day gameplay and technology.</text:p>
      <text:p text:style-name="Standard"/>
      <text:p text:style-name="Standard">Because Odamex is client/server based, a basic query protocol was set up for getting information. This protocol has served us well.. Until now.</text:p>
      <text:p text:style-name="Standard"/>
      <text:p text:style-name="Standard">Throughout this document, we'll be discussing ways to improve the protocol and such related, terminology may be used, a small list is provided below for better understanding:</text:p>
      <text:list xml:id="list2637661215474850256" text:style-name="L1">
        <text:list-item>
          <text:p text:style-name="P13">Enquirer = A query program or launcher, requests information from the server.</text:p>
        </text:list-item>
        <text:list-item>
          <text:p text:style-name="P13">Server = The Odamex Server, used to host games.</text:p>
        </text:list-item>
      </text:list>
      <text:p text:style-name="Standard"/>
      <text:p text:style-name="Standard"/>
      <text:p text:style-name="P5">Problems we have</text:p>
      <text:p text:style-name="Horizontal_20_Line"/>
      <text:p text:style-name="Standard">Adding new information to the protocol is a risky business, it has been evident in the past that compatibility breakages have happened because of this. What is worse is that the Client also uses this same protocol for connecting to the server, so any change for the launcher may break the clients ability to connect (or vice versa)</text:p>
      <text:p text:style-name="Standard"/>
      <text:p text:style-name="Standard">The present layout of information within the protocol is also a mess, this was due to additions of extra data over the years to allow programs to present more information to the user. Some of this data requires many loops to parse it, this also includes some data that belongs with other fields, so performance is degraded a tad from this.</text:p>
      <text:p text:style-name="Standard"/>
      <text:p text:style-name="Standard"/>
      <text:p text:style-name="P5">What we plan to do</text:p>
      <text:p text:style-name="Horizontal_20_Line"/>
      <text:p text:style-name="P3">Our goals for this are as follows:</text:p>
      <text:list xml:id="list4890053553222666569" text:style-name="L2">
        <text:list-item>
          <text:p text:style-name="P14">Separate the querying code from the client connection code</text:p>
        </text:list-item>
        <text:list-item>
          <text:p text:style-name="P14">Introduce a versioning scheme for the protocol, which will hopefully reduce backwards incompatibility in the future.</text:p>
        </text:list-item>
        <text:list-item>
          <text:p text:style-name="P14">Organize the information being sent appropriately (an ongoing effort)</text:p>
        </text:list-item>
      </text:list>
      <text:p text:style-name="P2"/>
      <text:p text:style-name="P2"/>
      <text:p text:style-name="P2"/>
      <text:p text:style-name="Standard"/>
      <text:p text:style-name="Standard"/>
      <text:p text:style-name="Standard"/>
      <text:p text:style-name="Standard"/>
      <text:p text:style-name="Standard"/>
      <text:p text:style-name="P5"><text:soft-page-break/></text:p>
      <text:p text:style-name="Standard">Versioning is a complex matter, some ideas were put together and as a result, one possible outcome has emerged:</text:p>
      <text:p text:style-name="P2"/>
      <text:p text:style-name="P2">What we can have is Tag, Version and Protocol version tuples for most packets sent and received by the server and enquirer programs.</text:p>
      <text:p text:style-name="P2"/>
      <text:p text:style-name="P2">This provides us with sufficient information to parse a packet that is compatible, here is a better definition of what each field means:</text:p>
      <text:p text:style-name="P2"/>
      <text:list xml:id="list1263912897685588466" text:style-name="L3">
        <text:list-item>
          <text:p text:style-name="P15">Tag – Unique identifier for querying packets.*</text:p>
        </text:list-item>
        <text:list-item>
          <text:p text:style-name="P15">Version – Describes the version of the enquirer program or server.</text:p>
        </text:list-item>
        <text:list-item>
          <text:p text:style-name="P15">Protocol version – Tells the server what information the enquirer supports and sends the most up to date information, which could be older, the data sent back has a Protocol version anyway, so its up to the enquirer whether or not to parse it.</text:p>
        </text:list-item>
      </text:list>
      <text:p text:style-name="P2"/>
      <text:p text:style-name="P4">Rules of handling the above have been assembled, they are:</text:p>
      <text:p text:style-name="P2"/>
      <text:p text:style-name="P2">1. A server with a newer Major and/or Minor version (0.5.0) will not accept data from an older enquirer (0.4.1)**</text:p>
      <text:p text:style-name="P2"/>
      <text:p text:style-name="P2">2. A newer enquirer program (0.5.0) can make queries to an older server (0.4.1), because the first mandatory parts of the querying packet sent by the enquirer will never change (tag, version, protocol version), the server can safely parse these and discard the rest.</text:p>
      <text:p text:style-name="Standard">The server then would send back a similar packet with the same fields, along with the most up-to-date information (which would be older in this case), it would then be up to the enquirer whether or not to support/use the inf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he Tag identifier has the following format:</text:p>
      <text:p text:style-name="Standard"/>
      <text:p text:style-name="P8"><draw:frame draw:style-name="fr1" draw:name="graphics1" text:anchor-type="paragraph" svg:width="9.133cm" svg:height="6.696cm" draw:z-index="0"><draw:image xlink:href="Pictures/20000007000023AE00001A270A8518C6.svm" xlink:type="simple" xlink:show="embed" xlink:actuate="onLoad"/></draw:frame></text:p>
      <text:p text:style-name="Standard">Description of format</text:p>
      <text:list xml:id="list7554380749761968669" text:style-name="L4">
        <text:list-item>
          <text:p text:style-name="P16">Odamex Id – So we know this is for Odamex</text:p>
        </text:list-item>
        <text:list-item>
          <text:p text:style-name="P16">Application – Describes the application that sent the data, current values are:</text:p>
          <text:list>
            <text:list-item>
              <text:p text:style-name="P16">Enquirer</text:p>
            </text:list-item>
            <text:list-item>
              <text:p text:style-name="P16">Client</text:p>
            </text:list-item>
            <text:list-item>
              <text:p text:style-name="P16">Server</text:p>
            </text:list-item>
            <text:list-item>
              <text:p text:style-name="P16">Master Server</text:p>
            </text:list-item>
          </text:list>
        </text:list-item>
        <text:list-item>
          <text:p text:style-name="P16">QR (Query/Response) Id – Informs whether this is an application requesting or an application responding to a request, this is mainly used for organization of values and provides a range for both types, current values are:</text:p>
          <text:list>
            <text:list-item>
              <text:p text:style-name="P16">Query</text:p>
            </text:list-item>
            <text:list-item>
              <text:p text:style-name="P16">Response</text:p>
            </text:list-item>
          </text:list>
        </text:list-item>
        <text:list-item>
          <text:p text:style-name="P16">Packet Type – What layout of information follows</text:p>
        </text:list-item>
      </text:list>
      <text:p text:style-name="Standard"/>
      <text:p text:style-name="Standard"/>
      <text:p text:style-name="Standard">** A third party program can send a special packet to acquire the version of the server, which is described in the next sec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
      <text:p text:style-name="P5">Sequence of events</text:p>
      <text:p text:style-name="Horizontal_20_Line"/>
      <text:p text:style-name="Standard">Below describes the whole thing “in a nutshell” </text:p>
      <text:p text:style-name="Standard"/>
      <text:p text:style-name="P7">Request version:</text:p>
      <text:list xml:id="list5126897810244632229" text:style-name="L5">
        <text:list-item>
          <text:p text:style-name="P17">Enquirer sends packet to server containing:</text:p>
          <text:list>
            <text:list-item>
              <text:p text:style-name="P17">Tag</text:p>
            </text:list-item>
          </text:list>
        </text:list-item>
        <text:list-item>
          <text:p text:style-name="P17">Server sends packet back containing:</text:p>
          <text:list>
            <text:list-item>
              <text:p text:style-name="P17">Tag</text:p>
            </text:list-item>
            <text:list-item>
              <text:p text:style-name="P17">Version of server</text:p>
            </text:list-item>
            <text:list-item>
              <text:p text:style-name="P17">Protocol version server supports.</text:p>
            </text:list-item>
          </text:list>
        </text:list-item>
      </text:list>
      <text:p text:style-name="Standard"/>
      <text:p text:style-name="P7">Request information:</text:p>
      <text:list xml:id="list6314775090206647830" text:style-name="L6">
        <text:list-item>
          <text:p text:style-name="P18">Enquirer sends packet to server containing:</text:p>
          <text:list>
            <text:list-item>
              <text:p text:style-name="P18">Tag</text:p>
            </text:list-item>
            <text:list-item>
              <text:p text:style-name="P18">Version of enquirer</text:p>
            </text:list-item>
            <text:list-item>
              <text:p text:style-name="P18">Protocol version enquirer supports</text:p>
            </text:list-item>
          </text:list>
        </text:list-item>
        <text:list-item>
          <text:p text:style-name="P18">Server translates the version of enquirer first, checking as follows:</text:p>
          <text:list>
            <text:list-item>
              <text:p text:style-name="P18">Older Major version – Send packet saying enquirer is an older version, do not continue</text:p>
            </text:list-item>
            <text:list-item>
              <text:p text:style-name="P18">Older Major and Minor version – Send packet saying enquirer is an older version, do not continue</text:p>
            </text:list-item>
            <text:list-item>
              <text:p text:style-name="P18">Same/Newer Major/Minor version – Continue</text:p>
            </text:list-item>
          </text:list>
        </text:list-item>
        <text:list-item>
          <text:p text:style-name="P18">Server translates the protocol version, if it is the same/older, build information that protocol version supports, if it is newer, build the latest information server supports</text:p>
        </text:list-item>
        <text:list-item>
          <text:p text:style-name="P18">Server sends packet to enquirer containing:</text:p>
          <text:list>
            <text:list-item>
              <text:p text:style-name="P18">Tag</text:p>
            </text:list-item>
            <text:list-item>
              <text:p text:style-name="P18">Version of server </text:p>
            </text:list-item>
            <text:list-item>
              <text:p text:style-name="P18">Protocol version server supports</text:p>
            </text:list-item>
            <text:list-item>
              <text:p text:style-name="P18">Information that was built to protocol version</text:p>
            </text:list-item>
          </text:list>
        </text:list-item>
        <text:list-item>
          <text:p text:style-name="P18">Enquirer translates the version of server, if the major and/or minor version is:</text:p>
          <text:list>
            <text:list-item>
              <text:p text:style-name="P18">Same – Continue</text:p>
            </text:list-item>
            <text:list-item>
              <text:p text:style-name="P18">Newer – Discard the server, we cannot parse the data as it may be incompatible</text:p>
            </text:list-item>
            <text:list-item>
              <text:p text:style-name="P18">Older – Discard the server, we cannot parse the data as it may be incompatible</text:p>
            </text:list-item>
          </text:list>
        </text:list-item>
        <text:list-item>
          <text:p text:style-name="P18">Enquirer parses the information taking into account protocol versio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Method of communication, data types used and packets sent</text:p>
      <text:p text:style-name="Horizontal_20_Line"/>
      <text:p text:style-name="Standard">Our main method of communication is via the User Datagram Protocol (UDP), which provides a lightweight medium for sending information.</text:p>
      <text:p text:style-name="Standard"/>
      <text:p text:style-name="Standard">All data is little endian and the packets are uncompressed.</text:p>
      <text:p text:style-name="Standard"/>
      <text:p text:style-name="Standard">The following table represents the data types the protocol supports</text:p>
      <text:p text:style-name="Standard"/>
      <table:table table:name="Table3" table:style-name="Table3">
        <table:table-column table:style-name="Table3.A"/>
        <table:table-column table:style-name="Table3.B"/>
        <table:table-row>
          <table:table-cell table:style-name="Table3.A1" office:value-type="float" office:value="0">
            <text:p text:style-name="P11">Type</text:p>
          </table:table-cell>
          <table:table-cell table:style-name="Table3.A1" office:value-type="float" office:value="0">
            <text:p text:style-name="P11">Range</text:p>
          </table:table-cell>
        </table:table-row>
        <table:table-row>
          <table:table-cell table:style-name="Table3.A1" office:value-type="float" office:value="0">
            <text:p text:style-name="P10">Signed 8bit Integer</text:p>
          </table:table-cell>
          <table:table-cell table:style-name="Table3.A1" office:value-type="float" office:value="0">
            <text:p text:style-name="P10">-128 -127</text:p>
          </table:table-cell>
        </table:table-row>
        <table:table-row>
          <table:table-cell table:style-name="Table3.A1" office:value-type="float" office:value="0">
            <text:p text:style-name="P10">Signed 16bit Integer</text:p>
          </table:table-cell>
          <table:table-cell table:style-name="Table3.A1" office:value-type="float" office:value="0">
            <text:p text:style-name="P10">-32768 - 32767</text:p>
          </table:table-cell>
        </table:table-row>
        <table:table-row>
          <table:table-cell table:style-name="Table3.A1" office:value-type="float" office:value="0">
            <text:p text:style-name="P10">Signed 32bit Integer</text:p>
          </table:table-cell>
          <table:table-cell table:style-name="Table3.A1" office:value-type="float" office:value="0">
            <text:p text:style-name="P10">-2147483648 - 2147483647</text:p>
          </table:table-cell>
        </table:table-row>
        <table:table-row>
          <table:table-cell table:style-name="Table3.A1" office:value-type="float" office:value="0">
            <text:p text:style-name="P10">Unsigned 8bit Integer</text:p>
          </table:table-cell>
          <table:table-cell table:style-name="Table3.A1" office:value-type="float" office:value="0">
            <text:p text:style-name="P10">0 - 255</text:p>
          </table:table-cell>
        </table:table-row>
        <table:table-row>
          <table:table-cell table:style-name="Table3.A1" office:value-type="float" office:value="0">
            <text:p text:style-name="P10">Unsigned 16bit Integer</text:p>
          </table:table-cell>
          <table:table-cell table:style-name="Table3.A1" office:value-type="float" office:value="0">
            <text:p text:style-name="P10">0 - 65535</text:p>
          </table:table-cell>
        </table:table-row>
        <table:table-row>
          <table:table-cell table:style-name="Table3.A1" office:value-type="float" office:value="0">
            <text:p text:style-name="P10">Unsigned 32bit Integer</text:p>
          </table:table-cell>
          <table:table-cell table:style-name="Table3.A1" office:value-type="float" office:value="0">
            <text:p text:style-name="P10">0 - 4294967295</text:p>
          </table:table-cell>
        </table:table-row>
        <table:table-row>
          <table:table-cell table:style-name="Table3.A1" office:value-type="float" office:value="0">
            <text:p text:style-name="P10">ASCIIZ String</text:p>
          </table:table-cell>
          <table:table-cell table:style-name="Table3.A1" office:value-type="float" office:value="0">
            <text:p text:style-name="P10">NULL Terminated</text:p>
          </table:table-cell>
        </table:table-row>
        <table:table-row>
          <table:table-cell table:style-name="Table3.A1" office:value-type="float" office:value="0">
            <text:p text:style-name="P10">Floating Point</text:p>
          </table:table-cell>
          <table:table-cell table:style-name="Table3.A1" office:value-type="float" office:value="0">
            <text:p text:style-name="P10">ASCIIZ String</text:p>
          </table:table-cell>
        </table:table-row>
        <table:table-row>
          <table:table-cell table:style-name="Table3.A1" office:value-type="float" office:value="0">
            <text:p text:style-name="P10">Boolean</text:p>
          </table:table-cell>
          <table:table-cell table:style-name="Table3.A1" office:value-type="float" office:value="0">
            <text:p text:style-name="P10">Signed 8bit Integer, 0 - 1</text:p>
          </table:table-cell>
        </table:table-row>
        <table:table-row>
          <table:table-cell table:style-name="Table3.A1" office:value-type="float" office:value="0">
            <text:p text:style-name="P10">Multiple</text:p>
          </table:table-cell>
          <table:table-cell table:style-name="Table3.A1" office:value-type="float" office:value="0">
            <text:p text:style-name="P10">Possibly any of the above types</text:p>
          </table:table-cell>
        </table:table-row>
      </table:table>
      <text:list xml:id="list504630619864590834" text:style-name="L7">
        <text:list-header>
          <text:p text:style-name="P19"/>
        </text:list-header>
      </text:list>
      <text:p text:style-name="P6">Notes:</text:p>
      <text:list xml:id="list5259405602982406688" text:style-name="L8">
        <text:list-item>
          <text:p text:style-name="P20">ASCIIZ String's are only limited by the maximum size of the packet, which is usually a platform dependent value, however packets are currently capped at 8192 bytes and strings are always NULL terminated.</text:p>
        </text:list-item>
        <text:list-item>
          <text:p text:style-name="P20">Floating Point's are stored in an ASCIIZ String, which can be translated by the enquirer/server, this is done to keep most of the precision and prevent problems of different FPU's reading/writing incompatible data</text:p>
        </text:list-item>
        <text:list-item>
          <text:p text:style-name="P20">Boolean types are stored in a Signed 8bit Integer, but always have a range of 0 – 1, any value greater than 1 or less than 0 are treated as errors, this is because previous data could have been read wrong.</text:p>
        </text:list-item>
      </text:list>
      <text:p text:style-name="Standard"/>
      <text:p text:style-name="Standard"/>
      <text:p text:style-name="P7">Supported packet structures (as of Version <text:span text:style-name="T4">0.6.4</text:span>, Protocol Version <text:span text:style-name="T4">3</text:span><text:span text:style-name="T10"> onward</text:span>):</text:p>
      <text:p text:style-name="Standard"/>
      <text:p text:style-name="Standard">Enquirer <text:span text:style-name="T2">→</text:span> Server: Request version</text:p>
      <text:p text:style-name="Standard"/>
      <table:table table:name="Table4" table:style-name="Table4">
        <table:table-column table:style-name="Table4.A"/>
        <table:table-column table:style-name="Table4.B"/>
        <table:table-column table:style-name="Table4.C"/>
        <table:table-row>
          <table:table-cell table:style-name="Table4.A1" office:value-type="float" office:value="0">
            <text:p text:style-name="P11">Value Type</text:p>
          </table:table-cell>
          <table:table-cell table:style-name="Table4.A1" office:value-type="float" office:value="0">
            <text:p text:style-name="P11">Value/Range</text:p>
          </table:table-cell>
          <table:table-cell table:style-name="Table4.A1" office:value-type="float" office:value="0">
            <text:p text:style-name="P11">Description</text:p>
          </table:table-cell>
        </table:table-row>
        <table:table-row>
          <table:table-cell table:style-name="Table4.A1" office:value-type="float" office:value="0">
            <text:p text:style-name="P10">Unsigned 32bit Integer</text:p>
          </table:table-cell>
          <table:table-cell table:style-name="Table4.A1" office:value-type="float" office:value="0">
            <text:p text:style-name="P10">0xAD011001</text:p>
          </table:table-cell>
          <table:table-cell table:style-name="Table4.A1" office:value-type="float" office:value="0">
            <text:p text:style-name="P10">Tag</text:p>
          </table:table-cell>
        </table:table-row>
        <table:table-row>
          <table:table-cell table:style-name="Table4.A1" office:value-type="float" office:value="0">
            <text:p text:style-name="P10">Unsigned 32bit Integer</text:p>
          </table:table-cell>
          <table:table-cell table:style-name="Table4.A1">
            <text:p text:style-name="P10"/>
          </table:table-cell>
          <table:table-cell table:style-name="Table4.A1" office:value-type="float" office:value="0">
            <text:p text:style-name="P10">Token</text:p>
          </table:table-cell>
        </table:table-row>
      </table:table>
      <text:p text:style-name="Standard"/>
      <text:p text:style-name="Standard"/>
      <text:p text:style-name="Standard"/>
      <text:p text:style-name="Standard"><text:soft-page-break/></text:p>
      <text:p text:style-name="Standard"/>
      <text:p text:style-name="Standard"/>
      <text:p text:style-name="Standard"/>
      <text:p text:style-name="Standard">Server <text:span text:style-name="T2">→</text:span> <text:span text:style-name="T2">Enquirer</text:span>: Version response</text:p>
      <text:p text:style-name="Standard"/>
      <table:table table:name="Table1" table:style-name="Table1">
        <table:table-column table:style-name="Table1.A"/>
        <table:table-column table:style-name="Table1.B"/>
        <table:table-column table:style-name="Table1.C"/>
        <table:table-row>
          <table:table-cell table:style-name="Table1.A1" office:value-type="float" office:value="0">
            <text:p text:style-name="P11">Value Type</text:p>
          </table:table-cell>
          <table:table-cell table:style-name="Table1.A1" office:value-type="float" office:value="0">
            <text:p text:style-name="P11">Value/Range</text:p>
          </table:table-cell>
          <table:table-cell table:style-name="Table1.A1" office:value-type="float" office:value="0">
            <text:p text:style-name="P11">Description</text:p>
          </table:table-cell>
        </table:table-row>
        <table:table-row>
          <table:table-cell table:style-name="Table1.A1" office:value-type="float" office:value="0">
            <text:p text:style-name="P10">Unsigned 32bit Integer</text:p>
          </table:table-cell>
          <table:table-cell table:style-name="Table1.A1" office:value-type="float" office:value="0">
            <text:p text:style-name="P10">0xAD032001</text:p>
          </table:table-cell>
          <table:table-cell table:style-name="Table1.A1" office:value-type="float" office:value="0">
            <text:p text:style-name="P10">Tag</text:p>
          </table:table-cell>
        </table:table-row>
        <table:table-row>
          <table:table-cell table:style-name="Table1.A1" office:value-type="float" office:value="0">
            <text:p text:style-name="P10">Unsigned 32bit Integer</text:p>
          </table:table-cell>
          <table:table-cell table:style-name="Table1.A1">
            <text:p text:style-name="P10"/>
          </table:table-cell>
          <table:table-cell table:style-name="Table1.A1" office:value-type="float" office:value="0">
            <text:p text:style-name="P10">Version</text:p>
          </table:table-cell>
        </table:table-row>
        <table:table-row>
          <table:table-cell table:style-name="Table1.A1" office:value-type="float" office:value="0">
            <text:p text:style-name="P10">Unsigned 32bit Integer</text:p>
          </table:table-cell>
          <table:table-cell table:style-name="Table1.A1">
            <text:p text:style-name="P10"/>
          </table:table-cell>
          <table:table-cell table:style-name="Table1.A1" office:value-type="float" office:value="0">
            <text:p text:style-name="P10">Protocol version</text:p>
          </table:table-cell>
        </table:table-row>
        <table:table-row>
          <table:table-cell table:style-name="Table1.A1" office:value-type="float" office:value="0">
            <text:p text:style-name="P10">Unsigned 32bit Integer</text:p>
          </table:table-cell>
          <table:table-cell table:style-name="Table1.A1">
            <text:p text:style-name="P10"/>
          </table:table-cell>
          <table:table-cell table:style-name="Table1.A1" office:value-type="float" office:value="0">
            <text:p text:style-name="P10">Token</text:p>
          </table:table-cell>
        </table:table-row>
      </table:table>
      <text:p text:style-name="Standard"/>
      <text:p text:style-name="Standard"/>
      <text:p text:style-name="Standard"><text:span text:style-name="T2">Enquirer →</text:span> Server: Request information</text:p>
      <text:p text:style-name="Standard"/>
      <table:table table:name="Table6" table:style-name="Table6">
        <table:table-column table:style-name="Table6.A"/>
        <table:table-column table:style-name="Table6.B"/>
        <table:table-column table:style-name="Table6.C"/>
        <table:table-row>
          <table:table-cell table:style-name="Table6.A1" office:value-type="float" office:value="0">
            <text:p text:style-name="P11">Value Type</text:p>
          </table:table-cell>
          <table:table-cell table:style-name="Table6.A1" office:value-type="float" office:value="0">
            <text:p text:style-name="P11">Value/Range</text:p>
          </table:table-cell>
          <table:table-cell table:style-name="Table6.A1" office:value-type="float" office:value="0">
            <text:p text:style-name="P11">Description</text:p>
          </table:table-cell>
        </table:table-row>
        <table:table-row>
          <table:table-cell table:style-name="Table6.A1" office:value-type="float" office:value="0">
            <text:p text:style-name="P10">Unsigned 32bit Integer</text:p>
          </table:table-cell>
          <table:table-cell table:style-name="Table6.A1" office:value-type="float" office:value="0">
            <text:p text:style-name="P10">0xAD011002</text:p>
          </table:table-cell>
          <table:table-cell table:style-name="Table6.A1" office:value-type="float" office:value="0">
            <text:p text:style-name="P10">Tag</text:p>
          </table:table-cell>
        </table:table-row>
        <table:table-row>
          <table:table-cell table:style-name="Table6.A1" office:value-type="float" office:value="0">
            <text:p text:style-name="P10">Unsigned 32bit Integer</text:p>
          </table:table-cell>
          <table:table-cell table:style-name="Table6.A1">
            <text:p text:style-name="P10"/>
          </table:table-cell>
          <table:table-cell table:style-name="Table6.A1" office:value-type="float" office:value="0">
            <text:p text:style-name="P10">Version</text:p>
          </table:table-cell>
        </table:table-row>
        <table:table-row>
          <table:table-cell table:style-name="Table6.A1" office:value-type="float" office:value="0">
            <text:p text:style-name="P10">Unsigned 32bit Integer</text:p>
          </table:table-cell>
          <table:table-cell table:style-name="Table6.A1">
            <text:p text:style-name="P10"/>
          </table:table-cell>
          <table:table-cell table:style-name="Table6.A1" office:value-type="float" office:value="0">
            <text:p text:style-name="P10">Protocol version</text:p>
          </table:table-cell>
        </table:table-row>
        <table:table-row>
          <table:table-cell table:style-name="Table6.A1" office:value-type="float" office:value="0">
            <text:p text:style-name="P10">Unsigned 32bit Integer</text:p>
          </table:table-cell>
          <table:table-cell table:style-name="Table6.A1">
            <text:p text:style-name="P10"/>
          </table:table-cell>
          <table:table-cell table:style-name="Table6.A1" office:value-type="float" office:value="0">
            <text:p text:style-name="P10">Token</text:p>
          </table:table-cell>
        </table:table-row>
      </table:table>
      <text:p text:style-name="Standard"/>
      <text:p text:style-name="Standard"/>
      <text:p text:style-name="Standard">Server <text:span text:style-name="T2">→</text:span> <text:span text:style-name="T2">Enquirer</text:span>: Old version</text:p>
      <text:p text:style-name="Standard"/>
      <table:table table:name="Table5" table:style-name="Table5">
        <table:table-column table:style-name="Table5.A"/>
        <table:table-column table:style-name="Table5.B"/>
        <table:table-column table:style-name="Table5.C"/>
        <table:table-row>
          <table:table-cell table:style-name="Table5.A1" office:value-type="float" office:value="0">
            <text:p text:style-name="P11">Value Type</text:p>
          </table:table-cell>
          <table:table-cell table:style-name="Table5.A1" office:value-type="float" office:value="0">
            <text:p text:style-name="P11">Value/Range</text:p>
          </table:table-cell>
          <table:table-cell table:style-name="Table5.A1" office:value-type="float" office:value="0">
            <text:p text:style-name="P11">Description</text:p>
          </table:table-cell>
        </table:table-row>
        <table:table-row>
          <table:table-cell table:style-name="Table5.A1" office:value-type="float" office:value="0">
            <text:p text:style-name="P10">Unsigned 32bit Integer</text:p>
          </table:table-cell>
          <table:table-cell table:style-name="Table5.A1" office:value-type="float" office:value="0">
            <text:p text:style-name="P10">0xAD032002</text:p>
          </table:table-cell>
          <table:table-cell table:style-name="Table5.A1" office:value-type="float" office:value="0">
            <text:p text:style-name="P10">Tag</text:p>
          </table:table-cell>
        </table:table-row>
        <table:table-row>
          <table:table-cell table:style-name="Table5.A1" office:value-type="float" office:value="0">
            <text:p text:style-name="P10">Unsigned 32bit Integer</text:p>
          </table:table-cell>
          <table:table-cell table:style-name="Table5.A1">
            <text:p text:style-name="P10"/>
          </table:table-cell>
          <table:table-cell table:style-name="Table5.A1" office:value-type="float" office:value="0">
            <text:p text:style-name="P10">Version</text:p>
          </table:table-cell>
        </table:table-row>
        <table:table-row>
          <table:table-cell table:style-name="Table5.A1" office:value-type="float" office:value="0">
            <text:p text:style-name="P10">Unsigned 32bit Integer</text:p>
          </table:table-cell>
          <table:table-cell table:style-name="Table5.A1">
            <text:p text:style-name="P10"/>
          </table:table-cell>
          <table:table-cell table:style-name="Table5.A1" office:value-type="float" office:value="0">
            <text:p text:style-name="P10">Protocol version</text:p>
          </table:table-cell>
        </table:table-row>
        <table:table-row>
          <table:table-cell table:style-name="Table5.A1" office:value-type="float" office:value="0">
            <text:p text:style-name="P10">Unsigned 32bit Integer</text:p>
          </table:table-cell>
          <table:table-cell table:style-name="Table5.A1">
            <text:p text:style-name="P10"/>
          </table:table-cell>
          <table:table-cell table:style-name="Table5.A1" office:value-type="float" office:value="0">
            <text:p text:style-name="P10">Token</text:p>
          </table:table-cell>
        </table:table-row>
      </table:table>
      <text:p text:style-name="Standard"/>
      <text:p text:style-name="Standard"/>
      <text:p text:style-name="Standard">Server <text:span text:style-name="T2">→</text:span> <text:span text:style-name="T2">Enquirer</text:span>: Information response</text:p>
      <text:p text:style-name="Standard"/>
      <table:table table:name="Table2" table:style-name="Table2">
        <table:table-column table:style-name="Table2.A"/>
        <table:table-column table:style-name="Table2.B"/>
        <table:table-column table:style-name="Table2.C"/>
        <table:table-row>
          <table:table-cell table:style-name="Table2.A1" office:value-type="float" office:value="0">
            <text:p text:style-name="P11">Value Type</text:p>
          </table:table-cell>
          <table:table-cell table:style-name="Table2.A1" office:value-type="float" office:value="0">
            <text:p text:style-name="P11">Value/Range</text:p>
          </table:table-cell>
          <table:table-cell table:style-name="Table2.A1" office:value-type="float" office:value="0">
            <text:p text:style-name="P11">Description</text:p>
          </table:table-cell>
        </table:table-row>
        <table:table-row>
          <table:table-cell table:style-name="Table2.A1" office:value-type="float" office:value="0">
            <text:p text:style-name="P10">Unsigned 32bit Integer</text:p>
          </table:table-cell>
          <table:table-cell table:style-name="Table2.A1" office:value-type="float" office:value="0">
            <text:p text:style-name="P10">0xAD032003</text:p>
          </table:table-cell>
          <table:table-cell table:style-name="Table2.A1" office:value-type="float" office:value="0">
            <text:p text:style-name="P10">Tag</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Version</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Protocol version</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Token</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Real Protocol Version</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Server Built Revision</text:p>
          </table:table-cell>
        </table:table-row>
        <table:table-row>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Cvar Count)</text:p>
          </table:table-cell>
        </table:table-row>
        <table:table-row>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Cvar name</text:p>
          </table:table-cell>
        </table:table-row>
        <table:table-row>
          <table:table-cell table:style-name="Table2.A1" office:value-type="float" office:value="0">
            <text:p text:style-name="P10">Unsigned 8bit Integer</text:p>
            <text:p text:style-name="P10"/>
          </table:table-cell>
          <table:table-cell table:style-name="Table2.A1" office:value-type="float" office:value="0">
            <text:p text:style-name="P9"><text:s/>1 = Boolean (enabled)</text:p>
            <text:p text:style-name="P10">2 = (Un)signed 8bit Integer</text:p>
            <text:p text:style-name="P10">3 = (Un)signed 16bit Integer</text:p>
            <text:p text:style-name="P10">4 = (Un)signed 32bit Integer</text:p>
            <text:p text:style-name="P10"><text:soft-page-break/>5 – 6 = Float/ASCIIZ String</text:p>
          </table:table-cell>
          <table:table-cell table:style-name="Table2.A1" office:value-type="float" office:value="0">
            <text:p text:style-name="P10">+Cvar Type</text:p>
          </table:table-cell>
        </table:table-row>
        <table:table-row>
          <table:table-cell table:style-name="Table2.A1" office:value-type="float" office:value="0">
            <text:p text:style-name="P10">Multiple: “Cvar Type” indicates which</text:p>
          </table:table-cell>
          <table:table-cell table:style-name="Table2.A1">
            <text:p text:style-name="P10"/>
          </table:table-cell>
          <table:table-cell table:style-name="Table2.A1" office:value-type="float" office:value="0">
            <text:p text:style-name="P10">+Cvar value</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Password MD5 hash</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Current Map</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Time Left</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text:span text:style-name="T6">(1)</text:span>(Team Count)</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text:span text:style-name="T6">(1)</text:span>+Team Name</text:p>
          </table:table-cell>
        </table:table-row>
        <table:table-row table:style-name="Table2.12">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text:span text:style-name="T6">(1)</text:span>+Team Colour</text:p>
          </table:table-cell>
        </table:table-row>
        <table:table-row table:style-name="Table2.12">
          <table:table-cell table:style-name="Table2.A1" office:value-type="float" office:value="0">
            <text:p text:style-name="P10">Signed 16bit Integer</text:p>
          </table:table-cell>
          <table:table-cell table:style-name="Table2.A1">
            <text:p text:style-name="P10"/>
          </table:table-cell>
          <table:table-cell table:style-name="Table2.A1" office:value-type="float" office:value="0">
            <text:p text:style-name="P10"><text:span text:style-name="T6">(1)</text:span>+Team Score</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Patch Count)</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Dehacked/Bex Filename</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WAD Count)</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WAD Filename</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WAD MD5 Hash</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Player Count)</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Player Name</text:p>
          </table:table-cell>
        </table:table-row>
        <table:table-row table:style-name="Table2.12">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Player Color</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text:span text:style-name="T6">(1)</text:span>+Player Team</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Player Ping</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Player Time In Game</text:p>
          </table:table-cell>
        </table:table-row>
        <table:table-row table:style-name="Table2.12">
          <table:table-cell table:style-name="Table2.A1" office:value-type="float" office:value="0">
            <text:p text:style-name="P10">Boolean</text:p>
          </table:table-cell>
          <table:table-cell table:style-name="Table2.A1">
            <text:p text:style-name="P10"/>
          </table:table-cell>
          <table:table-cell table:style-name="Table2.A1" office:value-type="float" office:value="0">
            <text:p text:style-name="P10">+Spectator</text:p>
          </table:table-cell>
        </table:table-row>
        <table:table-row table:style-name="Table2.12">
          <table:table-cell table:style-name="Table2.A1" office:value-type="float" office:value="0">
            <text:p text:style-name="P10">Signed 16bit Integer</text:p>
          </table:table-cell>
          <table:table-cell table:style-name="Table2.A1">
            <text:p text:style-name="P10"/>
          </table:table-cell>
          <table:table-cell table:style-name="Table2.A1" office:value-type="float" office:value="0">
            <text:p text:style-name="P10">+Player Frags</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Player Kills</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Player Deaths</text:p>
          </table:table-cell>
        </table:table-row>
      </table:table>
      <text:p text:style-name="Standard"/>
      <text:p text:style-name="P6">Notes:</text:p>
      <text:list xml:id="list7828959108449769354" text:style-name="L9">
        <text:list-item>
          <text:p text:style-name="P21">First WAD is odamex.wad, second WAD is the IWAD and following are additional PWADs</text:p>
        </text:list-item>
        <text:list-item>
          <text:p text:style-name="P21">If the server is passworded, a valid MD5 hash will exist, otherwise the field will be empty</text:p>
        </text:list-item>
        <text:list-item>
          <text:p text:style-name="P21"><text:span text:style-name="T1">A list of information contains a </text:span><text:span text:style-name="T3">(* Count)</text:span><text:span text:style-name="T1"> field and then is followed by the data </text:span><text:span text:style-name="T3">(+SomeValue) </text:span><text:span text:style-name="T1">which then can be read directly into an array of records or some other construct until the </text:span><text:span text:style-name="T3">(* Count) </text:span><text:span text:style-name="T1">has been reached</text:span></text:p>
        </text:list-item>
      </text:list>
      <text:list xml:id="list2079496914659101973" text:style-name="L10">
        <text:list-item>
          <text:p text:style-name="P22"><text:span text:style-name="T7">(1) <text:s/></text:span><text:span text:style-name="T11">Indicates Team data and is currently only available in Team Deathmatch and Capture The Flag game modes</text:span></text:p>
        </text:list-item>
        <text:list-item>
          <text:p text:style-name="P22">Token can be any kind of value, when the server receives it, it will be sent back the same (barring any protocol processing that happens)</text:p>
        </text:list-item>
        <text:list-item>
          <text:p text:style-name="P22">Cvar caveats: bool's that are sent are 'true' and have no corresponding value field. Cvars with empty string fields are not sent and this includes other types with a non-positive value. This is a bandwidth optimization strateg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Odamex Query Protocol Design Docum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meta:initial-creator>Russell Rice</meta:initial-creator>
    <meta:creation-date>2008-07-24T16:21:14</meta:creation-date>
    <dc:creator>Yeap </dc:creator>
    <dc:date>2013-09-26T00:06:37.51</dc:date>
    <meta:editing-cycles>77</meta:editing-cycles>
    <meta:editing-duration>P4DT13H46M43S</meta:editing-duration>
    <meta:document-statistic meta:table-count="6" meta:image-count="1" meta:object-count="0" meta:page-count="7" meta:paragraph-count="227" meta:word-count="1545" meta:character-count="9254"/>
    <meta:user-defined meta:name="Info 1"/>
    <meta:user-defined meta:name="Info 2"/>
    <meta:user-defined meta:name="Info 3"/>
    <meta:user-defined meta:name="Info 4"/>
  </office:meta>
</office:document-meta>
</file>